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5.6236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12<text:span text:style-name="T2">th</text:span> <text:s/>February 2013 Time : 3.00 PM to 4.30 PM; GMRT User's 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imisha,Raju, Santaji,Charu,Sachin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1861170924" text:style-name="L1">
              <text:list-item>
                <text:p text:style-name="P5">In the ABCCOM document we will update about L2 and L3 switch.</text:p>
                <text:p text:style-name="P5"/>
              </text:list-item>
              <text:list-item>
                <text:p text:style-name="P5">Charu explained about L3 and L2 network switch. He said that as per discussion with Mr. Mangesh, we will have a L3 switch in computer server room and L2 switch in each antenna shell.</text:p>
                <text:p text:style-name="P5"/>
              </text:list-item>
              <text:list-item>
                <text:p text:style-name="P5">ABC discussion will happen in plan meeting 20<text:span text:style-name="T2">th</text:span> February 2013. Updated report on ABCCOM will be sent to concerned persons along with a copy in Library.</text:p>
                <text:p text:style-name="P5"/>
              </text:list-item>
              <text:list-item>
                <text:p text:style-name="P5">From next meeting we will start our discussion with feedback from plan meeting.</text:p>
                <text:p text:style-name="P5">Charu informed that Miltec PC will come by next week and MCM card testing is going.</text:p>
                <text:p text:style-name="P5"/>
              </text:list-item>
              <text:list-item>
                <text:p text:style-name="P5">NMS informed that he has developed a QML based prototype GUI which reads content from xml file and displays on GUI. He demonstrated it in telemetry Lab.</text:p>
                <text:p text:style-name="P5"/>
              </text:list-item>
              <text:list-item>
                <text:p text:style-name="P5">Santaji explained about table program and log files of current online.</text:p>
                <text:p text:style-name="P5"/>
              </text:list-item>
              <text:list-item>
                <text:p text:style-name="P5">Regarding deadline with respect to work :</text:p>
                <text:p text:style-name="P5">Sachin is busy with some work. He will start from 26 February on wards.</text:p>
                <text:p text:style-name="P5">Santaji will start working on web based front end and database -&gt; End of February.</text:p>
                <text:p text:style-name="P5">Raj will finish the antenna selection program -&gt; End of February.</text:p>
                <text:p text:style-name="P5">Charu and Raj will work on interfacing of digital back-end -&gt; End of February</text:p>
                <text:p text:style-name="P5">Naresh will work on QML based GUI -&gt; End of February.</text:p>
                <text:p text:style-name="P5"/>
                <text:p text:style-name="P5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2-12T17:23:25</dc:date>
    <dc:creator>teleset </dc:creator>
    <meta:editing-duration>PT11H52M29S</meta:editing-duration>
    <meta:editing-cycles>142</meta:editing-cycles>
    <meta:generator>LibreOffice/3.4$Linux LibreOffice_project/340m1$Build-602</meta:generator>
    <meta:document-statistic meta:table-count="1" meta:image-count="0" meta:object-count="0" meta:page-count="1" meta:paragraph-count="29" meta:word-count="272" meta:character-count="1501" meta:non-whitespace-character-count="1247"/>
  </office:meta>
</office:document-meta>
</file>